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3465a4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729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cm" svg:stroke-color="#3465a4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cm" svg:stroke-color="#3465a4" svg:stroke-opacity="100%" draw:stroke-linejoin="miter" svg:stroke-linecap="butt" draw:fill="solid" draw:fill-color="#00cc33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svg:stroke-opacity="100%" draw:stroke-linejoin="miter" svg:stroke-linecap="butt" draw:fill="solid" draw:fill-color="#0000cc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3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3465a4" svg:stroke-opacity="100%" draw:stroke-linejoin="miter" svg:stroke-linecap="butt" draw:fill="solid" draw:fill-color="#ff3333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12cm" fo:min-width="2.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022cm" fo:padding-top="0.125cm" fo:padding-bottom="0.125cm" fo:padding-left="0.25cm" fo:padding-right="0.25cm" fo:wrap-option="no-wrap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solid" draw:fill-color="#ff0000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</style:style>
    <style:style style:name="P6" style:family="paragraph">
      <loext:graphic-properties draw:fill="solid" draw:fill-color="#00cc33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</style:style>
    <style:style style:name="P7" style:family="paragraph">
      <loext:graphic-properties draw:fill="solid" draw:fill-color="#0000cc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</style:style>
    <style:style style:name="P8" style:family="paragraph">
      <loext:graphic-properties draw:fill="solid" draw:fill-color="#ff3333" draw:opacity="100%"/>
      <style:paragraph-properties style:writing-mode="lr-tb" style:font-independent-line-spacing="false"/>
    </style:style>
    <style:style style:name="P9" style:family="paragraph">
      <loext:graphic-properties draw:fill="solid" draw:fill-color="#00cc33" draw:opacity="100%"/>
      <style:paragraph-properties style:writing-mode="lr-tb" style:font-independent-line-spacing="false"/>
    </style:style>
    <style:style style:name="P10" style:family="paragraph">
      <loext:graphic-properties draw:fill="solid" draw:fill-color="#0000cc" draw:opacity="100%"/>
      <style:paragraph-properties style:writing-mode="lr-tb" style:font-independent-line-spacing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5pt" style:font-style-asian="normal" style:font-weight-asian="normal" style:font-name-complex="FreeSans1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custom-shape draw:name="Forme libre : forme 1" draw:style-name="gr1" draw:text-style-name="P2" draw:layer="layout" svg:width="5.2cm" svg:height="1.6cm" svg:x="6.2cm" svg:y="2.8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" draw:style-name="gr1" draw:text-style-name="P2" draw:layer="layout" svg:width="5.2cm" svg:height="1.6cm" svg:x="11.4cm" svg:y="2.8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" draw:style-name="gr1" draw:text-style-name="P2" draw:layer="layout" svg:width="5.2cm" svg:height="1.6cm" svg:x="16.6cm" svg:y="2.8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" draw:style-name="gr1" draw:text-style-name="P2" draw:layer="layout" svg:width="5.2cm" svg:height="1.6cm" svg:x="21.8cm" svg:y="2.8cm">
          <text:p text:style-name="P1"><text:span text:style-name="T1">004C961D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5" draw:style-name="gr1" draw:text-style-name="P2" draw:layer="layout" svg:width="5.2cm" svg:height="1.6cm" svg:x="6cm" svg:y="5.4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6" draw:style-name="gr1" draw:text-style-name="P2" draw:layer="layout" svg:width="5.2cm" svg:height="1.6cm" svg:x="11.2cm" svg:y="5.4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7" draw:style-name="gr1" draw:text-style-name="P2" draw:layer="layout" svg:width="5.2cm" svg:height="1.6cm" svg:x="16.4cm" svg:y="5.4cm">
          <text:p text:style-name="P1"><text:span text:style-name="T1">004C961D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8" draw:style-name="gr1" draw:text-style-name="P2" draw:layer="layout" svg:width="5.2cm" svg:height="1.6cm" svg:x="21.6cm" svg:y="5.4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9" draw:style-name="gr2" draw:text-style-name="P4" draw:layer="layout" svg:width="2.229cm" svg:height="0.962cm" svg:x="2.4cm" svg:y="3.6cm">
          <draw:text-box>
            <text:p text:style-name="P3"><text:span text:style-name="T1">xmm2</text:span></text:p>
          </draw:text-box>
        </draw:frame>
        <draw:frame draw:name="ZoneTexte 10" draw:style-name="gr2" draw:text-style-name="P4" draw:layer="layout" svg:width="2.229cm" svg:height="0.962cm" svg:x="2.371cm" svg:y="6cm">
          <draw:text-box>
            <text:p text:style-name="P3"><text:span text:style-name="T1">xmm2</text:span></text:p>
          </draw:text-box>
        </draw:frame>
        <draw:custom-shape draw:name="Forme libre : forme 11" draw:style-name="gr1" draw:text-style-name="P2" draw:layer="layout" svg:width="5.2cm" svg:height="1.6cm" svg:x="6.2cm" svg:y="8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12" draw:style-name="gr1" draw:text-style-name="P2" draw:layer="layout" svg:width="5.2cm" svg:height="1.6cm" svg:x="11.4cm" svg:y="8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13" draw:style-name="gr1" draw:text-style-name="P2" draw:layer="layout" svg:width="5.2cm" svg:height="1.6cm" svg:x="16.6cm" svg:y="8cm">
          <text:p text:style-name="P1"><text:span text:style-name="T1">004C961D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14" draw:style-name="gr1" draw:text-style-name="P2" draw:layer="layout" svg:width="5.2cm" svg:height="1.6cm" svg:x="21.8cm" svg:y="8cm">
          <text:p text:style-name="P1"><text:span text:style-name="T1">004C961D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15" draw:style-name="gr2" draw:text-style-name="P4" draw:layer="layout" svg:width="2.229cm" svg:height="0.962cm" svg:x="3cm" svg:y="8.438cm">
          <draw:text-box>
            <text:p text:style-name="P3"><text:span text:style-name="T1">xmm1</text:span></text:p>
          </draw:text-box>
        </draw:frame>
        <draw:custom-shape draw:name="Forme libre : forme 16" draw:style-name="gr1" draw:text-style-name="P2" draw:layer="layout" svg:width="1.4cm" svg:height="1.4cm" svg:x="7.6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17" draw:style-name="gr3" draw:text-style-name="P5" draw:layer="layout" svg:width="1.4cm" svg:height="1.4cm" svg:x="9cm" svg:y="10.6cm">
          <text:p text:style-name="P1"><text:span text:style-name="T1">4C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18" draw:style-name="gr1" draw:text-style-name="P2" draw:layer="layout" svg:width="1.4cm" svg:height="1.4cm" svg:x="10.4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19" draw:style-name="gr4" draw:text-style-name="P6" draw:layer="layout" svg:width="1.4cm" svg:height="1.4cm" svg:x="11.8cm" svg:y="10.6cm">
          <text:p text:style-name="P1"><text:span text:style-name="T1">96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0" draw:style-name="gr1" draw:text-style-name="P2" draw:layer="layout" svg:width="1.4cm" svg:height="1.4cm" svg:x="13.2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1" draw:style-name="gr5" draw:text-style-name="P7" draw:layer="layout" svg:width="1.4cm" svg:height="1.4cm" svg:x="14.6cm" svg:y="10.6cm">
          <text:p text:style-name="P1"><text:span text:style-name="T1">1D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2" draw:style-name="gr1" draw:text-style-name="P2" draw:layer="layout" svg:width="1.4cm" svg:height="1.4cm" svg:x="16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3" draw:style-name="gr1" draw:text-style-name="P2" draw:layer="layout" svg:width="1.4cm" svg:height="1.4cm" svg:x="17.4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4" draw:style-name="gr1" draw:text-style-name="P2" draw:layer="layout" svg:width="1.4cm" svg:height="1.4cm" svg:x="18.8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5" draw:style-name="gr3" draw:text-style-name="P5" draw:layer="layout" svg:width="1.4cm" svg:height="1.4cm" svg:x="20.2cm" svg:y="10.6cm">
          <text:p text:style-name="P1"><text:span text:style-name="T1">4C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6" draw:style-name="gr1" draw:text-style-name="P2" draw:layer="layout" svg:width="1.4cm" svg:height="1.4cm" svg:x="21.6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7" draw:style-name="gr4" draw:text-style-name="P6" draw:layer="layout" svg:width="1.4cm" svg:height="1.4cm" svg:x="23cm" svg:y="10.6cm">
          <text:p text:style-name="P1"><text:span text:style-name="T1">96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8" draw:style-name="gr1" draw:text-style-name="P2" draw:layer="layout" svg:width="1.4cm" svg:height="1.4cm" svg:x="24.4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9" draw:style-name="gr5" draw:text-style-name="P7" draw:layer="layout" svg:width="1.4cm" svg:height="1.4cm" svg:x="25.8cm" svg:y="10.6cm">
          <text:p text:style-name="P1"><text:span text:style-name="T1">1D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0" draw:style-name="gr1" draw:text-style-name="P2" draw:layer="layout" svg:width="1.4cm" svg:height="1.4cm" svg:x="6.2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1" draw:style-name="gr1" draw:text-style-name="P2" draw:layer="layout" svg:width="1.4cm" svg:height="1.4cm" svg:x="4.8cm" svg:y="10.6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32" draw:style-name="gr6" draw:text-style-name="P4" draw:layer="layout" svg:width="3.8cm" svg:height="1.673cm" svg:x="2.371cm" svg:y="10.838cm">
          <draw:text-box>
            <text:p text:style-name="P3"><text:span text:style-name="T1">xmm1</text:span></text:p>
          </draw:text-box>
        </draw:frame>
        <draw:custom-shape draw:name="Forme libre : forme 33" draw:style-name="gr1" draw:text-style-name="P2" draw:layer="layout" svg:width="5.2cm" svg:height="1.6cm" svg:x="5.8cm" svg:y="13.2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4" draw:style-name="gr1" draw:text-style-name="P2" draw:layer="layout" svg:width="5.2cm" svg:height="1.6cm" svg:x="11cm" svg:y="13.2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5" draw:style-name="gr1" draw:text-style-name="P2" draw:layer="layout" svg:width="5.2cm" svg:height="1.6cm" svg:x="16.2cm" svg:y="13.2cm">
          <text:p text:style-name="P1"><text:span text:style-name="T1">I2 R2 V2 B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6" draw:style-name="gr1" draw:text-style-name="P2" draw:layer="layout" svg:width="5.2cm" svg:height="1.6cm" svg:x="21.4cm" svg:y="13.2cm">
          <text:p text:style-name="P1"><text:span text:style-name="T1">I1 R1 V1 B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7" draw:style-name="gr1" draw:text-style-name="P2" draw:layer="layout" svg:width="1.4cm" svg:height="1.4cm" svg:x="8cm" svg:y="15.4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8" draw:style-name="gr7" draw:text-style-name="P8" draw:layer="layout" svg:width="1.4cm" svg:height="1.4cm" svg:x="9.4cm" svg:y="15.4cm">
          <text:p text:style-name="P1"><text:span text:style-name="T1">R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9" draw:style-name="gr1" draw:text-style-name="P2" draw:layer="layout" svg:width="1.4cm" svg:height="1.4cm" svg:x="10.8cm" svg:y="15.4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0" draw:style-name="gr4" draw:text-style-name="P9" draw:layer="layout" svg:width="1.4cm" svg:height="1.4cm" svg:x="12.2cm" svg:y="15.4cm">
          <text:p text:style-name="P1"><text:span text:style-name="T1">V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1" draw:style-name="gr1" draw:text-style-name="P2" draw:layer="layout" svg:width="1.4cm" svg:height="1.4cm" svg:x="13.6cm" svg:y="15.4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2" draw:style-name="gr5" draw:text-style-name="P10" draw:layer="layout" svg:width="1.4cm" svg:height="1.4cm" svg:x="15cm" svg:y="15.4cm">
          <text:p text:style-name="P1"><text:span text:style-name="T1">B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3" draw:style-name="gr1" draw:text-style-name="P2" draw:layer="layout" svg:width="1.4cm" svg:height="1.4cm" svg:x="16.4cm" svg:y="15.4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4" draw:style-name="gr1" draw:text-style-name="P2" draw:layer="layout" svg:width="1.4cm" svg:height="1.4cm" svg:x="17.8cm" svg:y="15.4cm">
          <text:p text:style-name="P1"><text:span text:style-name="T1">I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5" draw:style-name="gr1" draw:text-style-name="P2" draw:layer="layout" svg:width="1.4cm" svg:height="1.4cm" svg:x="19.2cm" svg:y="15.4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6" draw:style-name="gr7" draw:text-style-name="P8" draw:layer="layout" svg:width="1.4cm" svg:height="1.4cm" svg:x="20.6cm" svg:y="15.4cm">
          <text:p text:style-name="P1"><text:span text:style-name="T1">R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7" draw:style-name="gr1" draw:text-style-name="P2" draw:layer="layout" svg:width="1.4cm" svg:height="1.4cm" svg:x="22cm" svg:y="15.4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8" draw:style-name="gr4" draw:text-style-name="P9" draw:layer="layout" svg:width="1.4cm" svg:height="1.4cm" svg:x="23.4cm" svg:y="15.4cm">
          <text:p text:style-name="P1"><text:span text:style-name="T1">V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9" draw:style-name="gr1" draw:text-style-name="P2" draw:layer="layout" svg:width="1.4cm" svg:height="1.4cm" svg:x="24.8cm" svg:y="15.4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50" draw:style-name="gr5" draw:text-style-name="P10" draw:layer="layout" svg:width="1.4cm" svg:height="1.4cm" svg:x="26.2cm" svg:y="15.4cm">
          <text:p text:style-name="P1"><text:span text:style-name="T1">B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51" draw:style-name="gr1" draw:text-style-name="P2" draw:layer="layout" svg:width="1.4cm" svg:height="1.4cm" svg:x="6.6cm" svg:y="15.4cm">
          <text:p text:style-name="P1"><text:span text:style-name="T1">I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52" draw:style-name="gr1" draw:text-style-name="P2" draw:layer="layout" svg:width="1.4cm" svg:height="1.4cm" svg:x="5.2cm" svg:y="15.4cm">
          <text:p text:style-name="P1"><text:span text:style-name="T1">0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3" draw:style-name="gr2" draw:text-style-name="P4" draw:layer="layout" svg:width="2.229cm" svg:height="0.962cm" svg:x="2.2cm" svg:y="13.4cm">
          <draw:text-box>
            <text:p text:style-name="P3"><text:span text:style-name="T1">xmm0</text:span></text:p>
          </draw:text-box>
        </draw:frame>
        <draw:frame draw:name="ZoneTexte 54" draw:style-name="gr8" draw:text-style-name="P4" draw:layer="layout" svg:width="3cm" svg:height="1.562cm" svg:x="2.2cm" svg:y="15.4cm">
          <draw:text-box>
            <text:p text:style-name="P3"><text:span text:style-name="T1">xmm0</text:span></text:p>
          </draw:text-box>
        </draw:frame>
        <draw:custom-shape draw:name="Forme libre : forme 55" draw:style-name="gr1" draw:text-style-name="P2" draw:layer="layout" svg:width="5.2cm" svg:height="1.6cm" svg:x="6cm" svg:y="17.8cm">
          <text:p text:style-name="P1"><text:span text:style-name="T1">0*I2 + 4C*R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56" draw:style-name="gr1" draw:text-style-name="P2" draw:layer="layout" svg:width="5.2cm" svg:height="1.6cm" svg:x="11.2cm" svg:y="17.8cm">
          <text:p text:style-name="P1"><text:span text:style-name="T1">96*V2+1D*B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57" draw:style-name="gr1" draw:text-style-name="P2" draw:layer="layout" svg:width="5.2cm" svg:height="1.6cm" svg:x="16.4cm" svg:y="17.8cm">
          <text:p text:style-name="P1"><text:span text:style-name="T1">0*I1+4C*R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58" draw:style-name="gr1" draw:text-style-name="P2" draw:layer="layout" svg:width="5.2cm" svg:height="1.6cm" svg:x="21.6cm" svg:y="17.8cm">
          <text:p text:style-name="P1"><text:span text:style-name="T1">96*V1+1D*B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9" draw:style-name="gr2" draw:text-style-name="P4" draw:layer="layout" svg:width="2.229cm" svg:height="0.962cm" svg:x="2.371cm" svg:y="18.4cm">
          <draw:text-box>
            <text:p text:style-name="P3"><text:span text:style-name="T1">xmm0</text:span></text:p>
          </draw:text-box>
        </draw:frame>
        <presentation:notes draw:style-name="dp2">
          <draw:frame draw:name="Espace réservé du numéro de diapositive 6" draw:style-name="gr9" draw:text-style-name="P12" draw:layer="layout" svg:width="9.113cm" svg:height="1.484cm" svg:x="11.886cm" svg:y="28.215cm">
            <draw:text-box>
              <text:p text:style-name="P11"><text:span text:style-name="T2"><text:page-number>1</text:page-number></text:span></text:p>
            </draw:text-box>
          </draw:frame>
          <draw:page-thumbnail draw:name="Espace réservé de l'image des diapositives 1" draw:style-name="gr10" draw:layer="layout" svg:width="14.848cm" svg:height="11.135cm" svg:x="3.074cm" svg:y="2.258cm" draw:page-number="1" presentation:class="page"/>
          <draw:frame draw:name="Espace réservé des notes 2"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custom-shape draw:name="Forme libre : forme 1" draw:style-name="gr1" draw:text-style-name="P2" draw:layer="layout" svg:width="5.2cm" svg:height="1.6cm" svg:x="3.6cm" svg:y="1.4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2" draw:style-name="gr1" draw:text-style-name="P2" draw:layer="layout" svg:width="5.2cm" svg:height="1.6cm" svg:x="8.8cm" svg:y="1.4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3" draw:style-name="gr1" draw:text-style-name="P2" draw:layer="layout" svg:width="5.2cm" svg:height="1.6cm" svg:x="14cm" svg:y="1.4cm">
          <text:p text:style-name="P1"><text:span text:style-name="T3">4C*R2+96*V2+1D*B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4" draw:style-name="gr1" draw:text-style-name="P2" draw:layer="layout" svg:width="5.2cm" svg:height="1.6cm" svg:x="19.2cm" svg:y="1.4cm">
          <text:p text:style-name="P1"><text:span text:style-name="T3">4C*R1+96*V1+1D*B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5" draw:style-name="gr2" draw:text-style-name="P4" draw:layer="layout" svg:width="2.229cm" svg:height="0.962cm" svg:x="1.4cm" svg:y="1.6cm">
          <draw:text-box>
            <text:p text:style-name="P3"><text:span text:style-name="T1">xmm0</text:span></text:p>
          </draw:text-box>
        </draw:frame>
        <draw:custom-shape draw:name="Forme libre : forme 6" draw:style-name="gr1" draw:text-style-name="P2" draw:layer="layout" svg:width="5.2cm" svg:height="1.6cm" svg:x="10.6cm" svg:y="5.6cm">
          <text:p text:style-name="P1"><text:span text:style-name="T3">4C*R1+96*V1+1D*B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7" draw:style-name="gr11" draw:text-style-name="P4" draw:layer="layout" svg:width="1.522cm" svg:height="0.962cm" svg:x="7.2cm" svg:y="6cm">
          <draw:text-box>
            <text:p text:style-name="P3"><text:span text:style-name="T1">eax</text:span></text:p>
          </draw:text-box>
        </draw:frame>
        <draw:custom-shape draw:name="Forme libre : forme 8" draw:style-name="gr1" draw:text-style-name="P2" draw:layer="layout" svg:width="5.2cm" svg:height="1.6cm" svg:x="3.4cm" svg:y="8.4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9" draw:style-name="gr1" draw:text-style-name="P2" draw:layer="layout" svg:width="5.2cm" svg:height="1.6cm" svg:x="8.6cm" svg:y="8.4cm">
          <text:p text:style-name="P1"><text:span text:style-name="T1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10" draw:style-name="gr1" draw:text-style-name="P2" draw:layer="layout" svg:width="5.2cm" svg:height="1.6cm" svg:x="13.8cm" svg:y="8.4cm">
          <text:p text:style-name="P1"><text:span text:style-name="T3">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orme libre : forme 11" draw:style-name="gr1" draw:text-style-name="P2" draw:layer="layout" svg:width="5.2cm" svg:height="1.6cm" svg:x="19cm" svg:y="8.4cm">
          <text:p text:style-name="P1"><text:span text:style-name="T3">4C*R2+96*V2+1D*B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12" draw:style-name="gr2" draw:text-style-name="P4" draw:layer="layout" svg:width="2.229cm" svg:height="0.962cm" svg:x="1.2cm" svg:y="8.6cm">
          <draw:text-box>
            <text:p text:style-name="P3"><text:span text:style-name="T1">xmm0</text:span></text:p>
          </draw:text-box>
        </draw:frame>
        <draw:custom-shape draw:name="Forme libre : forme 13" draw:style-name="gr1" draw:text-style-name="P2" draw:layer="layout" svg:width="5.2cm" svg:height="1.6cm" svg:x="11cm" svg:y="11.8cm">
          <text:p text:style-name="P1"><text:span text:style-name="T3">4C*R2+96*V2+1D*B2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ZoneTexte 14" draw:style-name="gr11" draw:text-style-name="P4" draw:layer="layout" svg:width="1.522cm" svg:height="0.962cm" svg:x="7.6cm" svg:y="12.2cm">
          <draw:text-box>
            <text:p text:style-name="P3"><text:span text:style-name="T1">eax</text:span></text:p>
          </draw:text-box>
        </draw:frame>
        <presentation:notes draw:style-name="dp2">
          <draw:frame draw:name="Espace réservé du numéro de diapositive 6" draw:style-name="gr9" draw:text-style-name="P12" draw:layer="layout" svg:width="9.113cm" svg:height="1.484cm" svg:x="11.886cm" svg:y="28.215cm">
            <draw:text-box>
              <text:p text:style-name="P11"><text:span text:style-name="T2"><text:page-number>1</text:page-number></text:span></text:p>
            </draw:text-box>
          </draw:frame>
          <draw:page-thumbnail draw:name="Espace réservé de l'image des diapositives 1" draw:style-name="gr10" draw:layer="layout" svg:width="14.848cm" svg:height="11.135cm" svg:x="3.074cm" svg:y="2.258cm" draw:page-number="2" presentation:class="page"/>
          <draw:frame draw:name="Espace réservé des notes 2"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4.848cm" svg:height="11.136cm" svg:x="3.075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M</text:span><text:span text:style-name="MT7">o</text:span><text:span text:style-name="MT7">di</text:span><text:span text:style-name="MT7">fi</text:span><text:span text:style-name="MT7">e</text:span><text:span text:style-name="MT7">z </text:span><text:span text:style-name="MT7">le </text:span><text:span text:style-name="MT7">st</text:span><text:span text:style-name="MT7">yl</text:span><text:span text:style-name="MT7">e </text:span><text:span text:style-name="MT7">d</text:span><text:span text:style-name="MT7">u </text:span><text:span text:style-name="MT7">tit</text:span><text:span text:style-name="MT7">r</text:span><text:span text:style-name="MT7">e</text:span></text:p>
        </draw:text-box>
      </draw:frame>
      <draw:frame draw:name="Sous-titr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Mod</text:span><text:span text:style-name="MT8">ifiez </text:span><text:span text:style-name="MT8">le </text:span><text:span text:style-name="MT8">styl</text:span><text:span text:style-name="MT8">e </text:span><text:span text:style-name="MT8">des </text:span><text:span text:style-name="MT8">sou</text:span><text:span text:style-name="MT8">s-</text:span><text:span text:style-name="MT8">titre</text:span><text:span text:style-name="MT8">s du </text:span><text:span text:style-name="MT8">mas</text:span><text:span text:style-name="MT8">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if</text:span><text:span text:style-name="MT9">i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r</text:span><text:span text:style-name="MT9">e</text:span></text:p>
        </draw:text-box>
      </draw:frame>
      <draw:frame draw:name="Espace réservé du contenu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Mo</text:span><text:span text:style-name="MT2">difi</text:span><text:span text:style-name="MT2">er </text:span><text:span text:style-name="MT2">les </text:span><text:span text:style-name="MT2">sty</text:span><text:span text:style-name="MT2">les </text:span><text:span text:style-name="MT2">du </text:span><text:span text:style-name="MT2">tex</text:span><text:span text:style-name="MT2">te </text:span><text:span text:style-name="MT2">du </text:span><text:span text:style-name="MT2">ma</text:span><text:span text:style-name="MT2">sq</text:span><text:span text:style-name="MT2">ue</text:span><text:span text:style-name="MT2"><text:line-break/></text:span><text:span text:style-name="MT3">Deu</text:span><text:span text:style-name="MT3">xiè</text:span><text:span text:style-name="MT3">me </text:span><text:span text:style-name="MT3">niv</text:span><text:span text:style-name="MT3">eau</text:span><text:span text:style-name="MT3"><text:line-break/></text:span><text:span text:style-name="MT4">Trois</text:span><text:span text:style-name="MT4">ièm</text:span><text:span text:style-name="MT4">e </text:span><text:span text:style-name="MT4">nive</text:span><text:span text:style-name="MT4">au</text:span><text:span text:style-name="MT4"><text:line-break/></text:span><text:span text:style-name="MT5">Quat</text:span><text:span text:style-name="MT5">rièm</text:span><text:span text:style-name="MT5">e </text:span><text:span text:style-name="MT5">nive</text:span><text:span text:style-name="MT5">au</text:span><text:span text:style-name="MT5"><text:line-break/></text:span><text:span text:style-name="MT5">Cinq</text:span><text:span text:style-name="MT5">uièm</text:span><text:span text:style-name="MT5">e </text:span><text:span text:style-name="MT5">nive</text:span><text:span text:style-name="MT5">au</text:span></text:p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M</text:span><text:span text:style-name="MT7">o</text:span><text:span text:style-name="MT7">di</text:span><text:span text:style-name="MT7">fi</text:span><text:span text:style-name="MT7">e</text:span><text:span text:style-name="MT7">z </text:span><text:span text:style-name="MT7">le </text:span><text:span text:style-name="MT7">st</text:span><text:span text:style-name="MT7">yl</text:span><text:span text:style-name="MT7">e </text:span><text:span text:style-name="MT7">d</text:span><text:span text:style-name="MT7">u </text:span><text:span text:style-name="MT7">tit</text:span><text:span text:style-name="MT7">r</text:span><text:span text:style-name="MT7">e</text:span></text:p>
        </draw:text-box>
      </draw:frame>
      <draw:frame draw:name="Espace réservé du texte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if</text:span><text:span text:style-name="MT9">i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r</text:span><text:span text:style-name="MT9">e</text:span></text:p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Mo</text:span><text:span text:style-name="MT2">difi</text:span><text:span text:style-name="MT2">er </text:span><text:span text:style-name="MT2">les </text:span><text:span text:style-name="MT2">sty</text:span><text:span text:style-name="MT2">les </text:span><text:span text:style-name="MT2">du </text:span><text:span text:style-name="MT2">tex</text:span><text:span text:style-name="MT2">te </text:span><text:span text:style-name="MT2">du </text:span><text:span text:style-name="MT2">ma</text:span><text:span text:style-name="MT2">sq</text:span><text:span text:style-name="MT2">ue</text:span><text:span text:style-name="MT2"><text:line-break/></text:span><text:span text:style-name="MT3">Deu</text:span><text:span text:style-name="MT3">xiè</text:span><text:span text:style-name="MT3">me </text:span><text:span text:style-name="MT3">niv</text:span><text:span text:style-name="MT3">eau</text:span><text:span text:style-name="MT3"><text:line-break/></text:span><text:span text:style-name="MT4">Trois</text:span><text:span text:style-name="MT4">ièm</text:span><text:span text:style-name="MT4">e </text:span><text:span text:style-name="MT4">nive</text:span><text:span text:style-name="MT4">au</text:span><text:span text:style-name="MT4"><text:line-break/></text:span><text:span text:style-name="MT5">Quat</text:span><text:span text:style-name="MT5">rièm</text:span><text:span text:style-name="MT5">e </text:span><text:span text:style-name="MT5">nive</text:span><text:span text:style-name="MT5">au</text:span><text:span text:style-name="MT5"><text:line-break/></text:span><text:span text:style-name="MT5">Cinq</text:span><text:span text:style-name="MT5">uièm</text:span><text:span text:style-name="MT5">e </text:span><text:span text:style-name="MT5">nive</text:span><text:span text:style-name="MT5">au</text:span></text:p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Mo</text:span><text:span text:style-name="MT2">difi</text:span><text:span text:style-name="MT2">er </text:span><text:span text:style-name="MT2">les </text:span><text:span text:style-name="MT2">sty</text:span><text:span text:style-name="MT2">les </text:span><text:span text:style-name="MT2">du </text:span><text:span text:style-name="MT2">tex</text:span><text:span text:style-name="MT2">te </text:span><text:span text:style-name="MT2">du </text:span><text:span text:style-name="MT2">ma</text:span><text:span text:style-name="MT2">sq</text:span><text:span text:style-name="MT2">ue</text:span><text:span text:style-name="MT2"><text:line-break/></text:span><text:span text:style-name="MT3">Deu</text:span><text:span text:style-name="MT3">xiè</text:span><text:span text:style-name="MT3">me </text:span><text:span text:style-name="MT3">niv</text:span><text:span text:style-name="MT3">eau</text:span><text:span text:style-name="MT3"><text:line-break/></text:span><text:span text:style-name="MT4">Trois</text:span><text:span text:style-name="MT4">ièm</text:span><text:span text:style-name="MT4">e </text:span><text:span text:style-name="MT4">nive</text:span><text:span text:style-name="MT4">au</text:span><text:span text:style-name="MT4"><text:line-break/></text:span><text:span text:style-name="MT5">Quat</text:span><text:span text:style-name="MT5">rièm</text:span><text:span text:style-name="MT5">e </text:span><text:span text:style-name="MT5">nive</text:span><text:span text:style-name="MT5">au</text:span><text:span text:style-name="MT5"><text:line-break/></text:span><text:span text:style-name="MT5">Cinq</text:span><text:span text:style-name="MT5">uièm</text:span><text:span text:style-name="MT5">e </text:span><text:span text:style-name="MT5">nive</text:span><text:span text:style-name="MT5">au</text:span></text:p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M</text:span><text:span text:style-name="MT9">o</text:span><text:span text:style-name="MT9">dif</text:span><text:span text:style-name="MT9">i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r</text:span><text:span text:style-name="MT9">e</text:span></text:p>
        </draw:text-box>
      </draw:frame>
      <draw:frame draw:name="Espace réservé du texte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Mo</text:span><text:span text:style-name="MT2">difi</text:span><text:span text:style-name="MT2">er </text:span><text:span text:style-name="MT2">les </text:span><text:span text:style-name="MT2">sty</text:span><text:span text:style-name="MT2">les </text:span><text:span text:style-name="MT2">du </text:span><text:span text:style-name="MT2">tex</text:span><text:span text:style-name="MT2">te </text:span><text:span text:style-name="MT2">du </text:span><text:span text:style-name="MT2">ma</text:span><text:span text:style-name="MT2">sq</text:span><text:span text:style-name="MT2">ue</text:span><text:span text:style-name="MT2"><text:line-break/></text:span><text:span text:style-name="MT3">Deu</text:span><text:span text:style-name="MT3">xiè</text:span><text:span text:style-name="MT3">me </text:span><text:span text:style-name="MT3">niv</text:span><text:span text:style-name="MT3">eau</text:span><text:span text:style-name="MT3"><text:line-break/></text:span><text:span text:style-name="MT4">Trois</text:span><text:span text:style-name="MT4">ièm</text:span><text:span text:style-name="MT4">e </text:span><text:span text:style-name="MT4">nive</text:span><text:span text:style-name="MT4">au</text:span><text:span text:style-name="MT4"><text:line-break/></text:span><text:span text:style-name="MT5">Quat</text:span><text:span text:style-name="MT5">rièm</text:span><text:span text:style-name="MT5">e </text:span><text:span text:style-name="MT5">nive</text:span><text:span text:style-name="MT5">au</text:span><text:span text:style-name="MT5"><text:line-break/></text:span><text:span text:style-name="MT5">Cinq</text:span><text:span text:style-name="MT5">uièm</text:span><text:span text:style-name="MT5">e </text:span><text:span text:style-name="MT5">nive</text:span><text:span text:style-name="MT5">au</text:span></text:p>
        </draw:text-box>
      </draw:frame>
      <draw:frame draw:name="Espace réservé du texte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Mo</text:span><text:span text:style-name="MT2">difi</text:span><text:span text:style-name="MT2">er </text:span><text:span text:style-name="MT2">les </text:span><text:span text:style-name="MT2">sty</text:span><text:span text:style-name="MT2">les </text:span><text:span text:style-name="MT2">du </text:span><text:span text:style-name="MT2">tex</text:span><text:span text:style-name="MT2">te </text:span><text:span text:style-name="MT2">du </text:span><text:span text:style-name="MT2">ma</text:span><text:span text:style-name="MT2">sq</text:span><text:span text:style-name="MT2">ue</text:span><text:span text:style-name="MT2"><text:line-break/></text:span><text:span text:style-name="MT3">Deu</text:span><text:span text:style-name="MT3">xiè</text:span><text:span text:style-name="MT3">me </text:span><text:span text:style-name="MT3">niv</text:span><text:span text:style-name="MT3">eau</text:span><text:span text:style-name="MT3"><text:line-break/></text:span><text:span text:style-name="MT4">Trois</text:span><text:span text:style-name="MT4">ièm</text:span><text:span text:style-name="MT4">e </text:span><text:span text:style-name="MT4">nive</text:span><text:span text:style-name="MT4">au</text:span><text:span text:style-name="MT4"><text:line-break/></text:span><text:span text:style-name="MT5">Quat</text:span><text:span text:style-name="MT5">rièm</text:span><text:span text:style-name="MT5">e </text:span><text:span text:style-name="MT5">nive</text:span><text:span text:style-name="MT5">au</text:span><text:span text:style-name="MT5"><text:line-break/></text:span><text:span text:style-name="MT5">Cinq</text:span><text:span text:style-name="MT5">uièm</text:span><text:span text:style-name="MT5">e </text:span><text:span text:style-name="MT5">nive</text:span><text:span text:style-name="MT5">au</text:span></text:p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if</text:span><text:span text:style-name="MT9">i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r</text:span><text:span text:style-name="MT9">e</text:span></text:p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Mo</text:span><text:span text:style-name="MT2">difi</text:span><text:span text:style-name="MT2">ez </text:span><text:span text:style-name="MT2">le </text:span><text:span text:style-name="MT2">sty</text:span><text:span text:style-name="MT2">le </text:span><text:span text:style-name="MT2">du </text:span><text:span text:style-name="MT2">titr</text:span><text:span text:style-name="MT2">e</text:span></text:p>
        </draw:text-box>
      </draw:frame>
      <draw:frame draw:name="Espace réservé du contenu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Mo</text:span><text:span text:style-name="MT2">difi</text:span><text:span text:style-name="MT2">er </text:span><text:span text:style-name="MT2">les </text:span><text:span text:style-name="MT2">sty</text:span><text:span text:style-name="MT2">les </text:span><text:span text:style-name="MT2">du </text:span><text:span text:style-name="MT2">tex</text:span><text:span text:style-name="MT2">te </text:span><text:span text:style-name="MT2">du </text:span><text:span text:style-name="MT2">ma</text:span><text:span text:style-name="MT2">sq</text:span><text:span text:style-name="MT2">ue</text:span><text:span text:style-name="MT2"><text:line-break/></text:span><text:span text:style-name="MT12">De</text:span><text:span text:style-name="MT12">uxi</text:span><text:span text:style-name="MT12">èm</text:span><text:span text:style-name="MT12">e </text:span><text:span text:style-name="MT12">niv</text:span><text:span text:style-name="MT12">ea</text:span><text:span text:style-name="MT12">u</text:span><text:span text:style-name="MT12"><text:line-break/></text:span><text:span text:style-name="MT3">Troi</text:span><text:span text:style-name="MT3">siè</text:span><text:span text:style-name="MT3">me </text:span><text:span text:style-name="MT3">niv</text:span><text:span text:style-name="MT3">eau</text:span><text:span text:style-name="MT3"><text:line-break/></text:span><text:span text:style-name="MT4">Qua</text:span><text:span text:style-name="MT4">triè</text:span><text:span text:style-name="MT4">me </text:span><text:span text:style-name="MT4">nive</text:span><text:span text:style-name="MT4">au</text:span><text:span text:style-name="MT4"><text:line-break/></text:span><text:span text:style-name="MT4">Cinq</text:span><text:span text:style-name="MT4">uiè</text:span><text:span text:style-name="MT4">me </text:span><text:span text:style-name="MT4">nive</text:span><text:span text:style-name="MT4">au</text:span></text:p>
        </draw:text-box>
      </draw:frame>
      <draw:frame draw:name="Espace réservé du texte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Mo</text:span><text:span text:style-name="MT2">difi</text:span><text:span text:style-name="MT2">ez </text:span><text:span text:style-name="MT2">le </text:span><text:span text:style-name="MT2">sty</text:span><text:span text:style-name="MT2">le </text:span><text:span text:style-name="MT2">du </text:span><text:span text:style-name="MT2">titr</text:span><text:span text:style-name="MT2">e</text:span></text:p>
        </draw:text-box>
      </draw:frame>
      <draw:frame draw:name="Espace réservé pour une image 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M</text:span><text:span text:style-name="MT9">o</text:span><text:span text:style-name="MT9">dif</text:span><text:span text:style-name="MT9">ie</text:span><text:span text:style-name="MT9">z </text:span><text:span text:style-name="MT9">le </text:span><text:span text:style-name="MT9">st</text:span><text:span text:style-name="MT9">yl</text:span><text:span text:style-name="MT9">e </text:span><text:span text:style-name="MT9">d</text:span><text:span text:style-name="MT9">u </text:span><text:span text:style-name="MT9">titr</text:span><text:span text:style-name="MT9">e</text:span></text:p>
        </draw:text-box>
      </draw:frame>
      <draw:frame draw:name="Espace réservé du texte vertical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M</text:span><text:span text:style-name="MT9">o</text:span><text:span text:style-name="MT9">d</text:span><text:span text:style-name="MT9">i</text:span><text:span text:style-name="MT9">f</text:span><text:span text:style-name="MT9">i</text:span><text:span text:style-name="MT9">e</text:span><text:span text:style-name="MT9">z</text:span><text:span text:style-name="MT9"> 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text:span text:style-name="MT9"> </text:span><text:span text:style-name="MT9">d</text:span><text:span text:style-name="MT9">u</text:span><text:span text:style-name="MT9"> </text:span><text:span text:style-name="MT9">t</text:span><text:span text:style-name="MT9">i</text:span><text:span text:style-name="MT9">t</text:span><text:span text:style-name="MT9">r</text:span><text:span text:style-name="MT9">e</text:span></text:p>
        </draw:text-box>
      </draw:frame>
      <draw:frame draw:name="Espace réservé du texte vertical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1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ésentation PowerPoint</dc:title>
    <meta:creation-date>2017-11-29T15:11:01Z</meta:creation-date>
    <dc:date>2018-01-05T17:06:18.258130525</dc:date>
    <meta:editing-cycles>7</meta:editing-cycles>
    <meta:editing-duration>PT17H15M38S</meta:editing-duration>
    <meta:document-statistic meta:object-count="226"/>
  </office:meta>
</office:document-meta>
</file>